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5000002133656DA7386FC6B51.png" manifest:media-type="image/png"/>
  <manifest:file-entry manifest:full-path="Pictures/10000201000003D6000001EDC1742B796748C903.png" manifest:media-type="image/png"/>
  <manifest:file-entry manifest:full-path="Pictures/10000201000003CD000002125A9A054030C2EBE1.png" manifest:media-type="image/png"/>
  <manifest:file-entry manifest:full-path="Pictures/10000201000003CF00000257B8A32A4EABD884A2.png" manifest:media-type="image/png"/>
  <manifest:file-entry manifest:full-path="Pictures/10000201000003D300000259C715D053F30303D7.png" manifest:media-type="image/png"/>
  <manifest:file-entry manifest:full-path="Pictures/10000201000003D10000025D71EFACF3038C4DA1.png" manifest:media-type="image/png"/>
  <manifest:file-entry manifest:full-path="Pictures/10000201000003D8000002AA6CC289EA4B97599A.png" manifest:media-type="image/png"/>
  <manifest:file-entry manifest:full-path="Pictures/10000201000003CC000002AB03897FA4EC1C0256.png" manifest:media-type="image/png"/>
  <manifest:file-entry manifest:full-path="Pictures/10000201000003D30000025772EB8D94697BAA15.png" manifest:media-type="image/png"/>
  <manifest:file-entry manifest:full-path="Pictures/10000201000003B3000001F073C2E30A05DB8347.png" manifest:media-type="image/png"/>
  <manifest:file-entry manifest:full-path="Pictures/10000201000003C90000029BA2298A9ED4B49D1F.png" manifest:media-type="image/png"/>
  <manifest:file-entry manifest:full-path="Pictures/10000201000003D2000002B1469AFD96817FFB86.png" manifest:media-type="image/png"/>
  <manifest:file-entry manifest:full-path="Pictures/10000201000003D000000257580B3D33C1F035F9.png" manifest:media-type="image/png"/>
  <manifest:file-entry manifest:full-path="Pictures/10000201000003D6000002AA67400D7F3AE436F3.png" manifest:media-type="image/png"/>
  <manifest:file-entry manifest:full-path="Pictures/10000201000003D1000002A9BF670040BCB99B4F.png" manifest:media-type="image/png"/>
  <manifest:file-entry manifest:full-path="Pictures/10000201000003CD000002A80977028DBE084E5E.png" manifest:media-type="image/png"/>
  <manifest:file-entry manifest:full-path="Pictures/10000201000003D000000254F0607E2CC794878D.png" manifest:media-type="image/png"/>
  <manifest:file-entry manifest:full-path="Pictures/10000201000003D0000002563EF362E5BB3F4BB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4.2508in" draw:z-index="0"><draw:image xlink:href="Pictures/10000201000003D300000259C715D053F30303D7.png" xlink:type="simple" xlink:show="embed" xlink:actuate="onLoad" loext:mime-type="image/x-vclgraphic"/></draw:frame></text:p>
      <text:p text:style-name="Standard"/>
      <text:p text:style-name="Standard"><draw:frame draw:style-name="fr1" draw:name="Image2" text:anchor-type="paragraph" svg:width="6.9252in" svg:height="3.6264in" draw:z-index="1"><draw:image xlink:href="Pictures/10000201000003B3000001F073C2E30A05DB8347.png" xlink:type="simple" xlink:show="embed" xlink:actuate="onLoad" loext:mime-type="image/x-vclgraphic"/></draw:frame></text:p>
      <text:p text:style-name="Standard"/>
      <text:p text:style-name="Standard"><draw:frame draw:style-name="fr2" draw:name="Image3" text:anchor-type="paragraph" svg:width="6.9252in" svg:height="4.8398in" draw:z-index="2"><draw:image xlink:href="Pictures/10000201000003CD000002A80977028DBE084E5E.png" xlink:type="simple" xlink:show="embed" xlink:actuate="onLoad" loext:mime-type="image/x-vclgraphic"/></draw:frame><text:soft-page-break/></text:p>
      <text:p text:style-name="Standard"/>
      <text:p text:style-name="Standard"><draw:frame draw:style-name="fr1" draw:name="Image4" text:anchor-type="paragraph" svg:width="6.9252in" svg:height="3.7717in" draw:z-index="3"><draw:image xlink:href="Pictures/10000201000003CD000002125A9A054030C2EBE1.png" xlink:type="simple" xlink:show="embed" xlink:actuate="onLoad" loext:mime-type="image/x-vclgraphic"/></draw:frame></text:p>
      <text:p text:style-name="Standard"/>
      <text:p text:style-name="Standard"><draw:frame draw:style-name="fr1" draw:name="Image5" text:anchor-type="paragraph" svg:width="6.9252in" svg:height="4.2882in" draw:z-index="4"><draw:image xlink:href="Pictures/10000201000003D10000025D71EFACF3038C4DA1.png" xlink:type="simple" xlink:show="embed" xlink:actuate="onLoad" loext:mime-type="image/x-vclgraphic"/></draw:frame><text:soft-page-break/></text:p>
      <text:p text:style-name="Standard"><draw:frame draw:style-name="fr1" draw:name="Image6" text:anchor-type="paragraph" svg:width="6.9252in" svg:height="4.8437in" draw:z-index="5"><draw:image xlink:href="Pictures/10000201000003CC000002AB03897FA4EC1C0256.png" xlink:type="simple" xlink:show="embed" xlink:actuate="onLoad" loext:mime-type="image/x-vclgraphic"/></draw:frame><draw:frame draw:style-name="fr1" draw:name="Image7" text:anchor-type="paragraph" svg:width="6.9252in" svg:height="4.7665in" draw:z-index="6"><draw:image xlink:href="Pictures/10000201000003C90000029BA2298A9ED4B49D1F.png" xlink:type="simple" xlink:show="embed" xlink:actuate="onLoad" loext:mime-type="image/x-vclgraphic"/></draw:frame></text:p>
      <text:p text:style-name="Standard"/>
      <text:p text:style-name="Standard"><text:soft-page-break/></text:p>
      <text:p text:style-name="Standard"><draw:frame draw:style-name="fr1" draw:name="Image8" text:anchor-type="paragraph" svg:width="6.9252in" svg:height="4.8783in" draw:z-index="7"><draw:image xlink:href="Pictures/10000201000003D2000002B1469AFD96817FFB86.png" xlink:type="simple" xlink:show="embed" xlink:actuate="onLoad" loext:mime-type="image/x-vclgraphic"/></draw:frame></text:p>
      <text:p text:style-name="Standard"/>
      <text:p text:style-name="Standard"><draw:frame draw:style-name="fr1" draw:name="Image9" text:anchor-type="paragraph" svg:width="6.9252in" svg:height="4.25in" draw:z-index="8"><draw:image xlink:href="Pictures/10000201000003D000000257580B3D33C1F035F9.png" xlink:type="simple" xlink:show="embed" xlink:actuate="onLoad" loext:mime-type="image/x-vclgraphic"/></draw:frame><text:soft-page-break/></text:p>
      <text:p text:style-name="Standard"/>
      <text:p text:style-name="Standard"/>
      <text:p text:style-name="Standard"><draw:frame draw:style-name="fr1" draw:name="Image10" text:anchor-type="paragraph" svg:width="6.9252in" svg:height="4.2543in" draw:z-index="9"><draw:image xlink:href="Pictures/10000201000003CF00000257B8A32A4EABD884A2.png" xlink:type="simple" xlink:show="embed" xlink:actuate="onLoad" loext:mime-type="image/x-vclgraphic"/></draw:frame></text:p>
      <text:p text:style-name="Standard"><draw:frame draw:style-name="fr1" draw:name="Image11" text:anchor-type="paragraph" svg:width="6.9252in" svg:height="4.8264in" draw:z-index="10"><draw:image xlink:href="Pictures/10000201000003D1000002A9BF670040BCB99B4F.png" xlink:type="simple" xlink:show="embed" xlink:actuate="onLoad" loext:mime-type="image/x-vclgraphic"/></draw:frame><text:soft-page-break/></text:p>
      <text:p text:style-name="Standard"/>
      <text:p text:style-name="Standard"><draw:frame draw:style-name="fr1" draw:name="Image12" text:anchor-type="paragraph" svg:width="6.9252in" svg:height="4.8091in" draw:z-index="11"><draw:image xlink:href="Pictures/10000201000003D6000002AA67400D7F3AE436F3.png" xlink:type="simple" xlink:show="embed" xlink:actuate="onLoad" loext:mime-type="image/x-vclgraphic"/></draw:frame><text:soft-page-break/></text:p>
      <text:p text:style-name="Standard"/>
      <text:p text:style-name="Standard"><draw:frame draw:style-name="fr1" draw:name="Image13" text:anchor-type="paragraph" svg:width="6.9252in" svg:height="4.7992in" draw:z-index="12"><draw:image xlink:href="Pictures/10000201000003D8000002AA6CC289EA4B97599A.png" xlink:type="simple" xlink:show="embed" xlink:actuate="onLoad" loext:mime-type="image/x-vclgraphic"/></draw:frame><text:soft-page-break/></text:p>
      <text:p text:style-name="Standard"/>
      <text:p text:style-name="Standard"><draw:frame draw:style-name="fr1" draw:name="Image14" text:anchor-type="paragraph" svg:width="6.9252in" svg:height="4.2283in" draw:z-index="13"><draw:image xlink:href="Pictures/10000201000003D000000254F0607E2CC794878D.png" xlink:type="simple" xlink:show="embed" xlink:actuate="onLoad" loext:mime-type="image/x-vclgraphic"/></draw:frame></text:p>
      <text:p text:style-name="Standard"><text:soft-page-break/></text:p>
      <text:p text:style-name="Standard"><draw:frame draw:style-name="fr1" draw:name="Image15" text:anchor-type="paragraph" svg:width="6.9252in" svg:height="4.2366in" draw:z-index="14"><draw:image xlink:href="Pictures/10000201000003D30000025772EB8D94697BAA15.png" xlink:type="simple" xlink:show="embed" xlink:actuate="onLoad" loext:mime-type="image/x-vclgraphic"/></draw:frame></text:p>
      <text:p text:style-name="Standard"/>
      <text:p text:style-name="Standard"><draw:frame draw:style-name="fr1" draw:name="Image16" text:anchor-type="paragraph" svg:width="6.9252in" svg:height="4.2425in" draw:z-index="15"><draw:image xlink:href="Pictures/10000201000003D0000002563EF362E5BB3F4BB5.png" xlink:type="simple" xlink:show="embed" xlink:actuate="onLoad" loext:mime-type="image/x-vclgraphic"/></draw:frame></text:p>
      <text:p text:style-name="Standard"><text:soft-page-break/></text:p>
      <text:p text:style-name="Standard"><draw:frame draw:style-name="fr1" draw:name="Image17" text:anchor-type="paragraph" svg:width="6.9252in" svg:height="3.4764in" draw:z-index="16"><draw:image xlink:href="Pictures/10000201000003D6000001EDC1742B796748C903.png" xlink:type="simple" xlink:show="embed" xlink:actuate="onLoad" loext:mime-type="image/x-vclgraphic"/></draw:frame></text:p>
      <text:p text:style-name="Standard"/>
      <text:p text:style-name="Standard"><draw:frame draw:style-name="fr1" draw:name="Image18" text:anchor-type="paragraph" svg:width="6.9252in" svg:height="3.748in" draw:z-index="17"><draw:image xlink:href="Pictures/10000201000003D5000002133656DA7386FC6B51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30T14:56:38.289281481</meta:creation-date>
    <dc:date>2020-09-30T15:12:16.570239177</dc:date>
    <meta:editing-duration>PT4M48S</meta:editing-duration>
    <meta:editing-cycles>1</meta:editing-cycles>
    <meta:document-statistic meta:table-count="0" meta:image-count="18" meta:object-count="0" meta:page-count="10" meta:paragraph-count="0" meta:word-count="0" meta:character-count="0" meta:non-whitespace-character-count="0"/>
    <meta:generator>LibreOffice/6.0.7.3$Linux_X86_64 LibreOffice_project/00m0$Build-3</meta:generator>
  </office:meta>
</office:document-meta>
</file>